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cm"/>
    </style:style>
    <style:style style:name="co3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99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AEIF</text:p>
          </table:table-cell>
          <table:table-cell table:style-name="ce1" office:value-type="string" calcext:value-type="string">
            <text:p>Sujet1</text:p>
          </table:table-cell>
          <table:table-cell table:style-name="ce1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HakimFB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/>
          <table:table-cell table:style-name="ce7" office:value-type="string" calcext:value-type="string">
            <text:p>SI(OU(ESTVIDE(A6);ESTVIDE(B6));""; SIERREUR( TROUVE(A6;B6);0))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vérifie qu’on a bien mis les arguments demandés le mot + texte (capturé par le OU et ESTVIDE)</text:p>
          </table:table-cell>
          <table:table-cell table:style-name="ce1"/>
        </table:table-row>
        <table:table-row table:style-name="ro1">
          <table:table-cell office:value-type="string" calcext:value-type="string">
            <text:p>TROUVE</text:p>
          </table:table-cell>
          <table:table-cell office:value-type="string" calcext:value-type="string">
            <text:p>renvoie la position de la sous-chaine dans le texte général et sinon une erreur</text:p>
          </table:table-cell>
          <table:table-cell table:style-name="ce1"/>
        </table:table-row>
        <table:table-row table:style-name="ro1">
          <table:table-cell office:value-type="string" calcext:value-type="string">
            <text:p>SIERREUR</text:p>
          </table:table-cell>
          <table:table-cell office:value-type="string" calcext:value-type="string">
            <text:p>capture l’erreur ci-dessus pour indiquer que le mot n’est pas présent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1"/>
        </table:table-row>
        <table:table-row table:style-name="ro2">
          <table:table-cell table:style-name="ce2" office:value-type="string" calcext:value-type="string">
            <text:p>Mot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string" calcext:value-type="string">
            <text:p>Résultat</text:p>
          </table:table-cell>
        </table:table-row>
        <table:table-row table:style-name="ro2">
          <table:table-cell table:style-name="ce3" office:value-type="string" calcext:value-type="string">
            <text:p>Louis</text:p>
          </table:table-cell>
          <table:table-cell table:style-name="ce3" office:value-type="string" calcext:value-type="string">
            <text:p>Je suis Louis, un adorateur d'Ocaml!</text:p>
          </table:table-cell>
          <table:table-cell table:style-name="ce8" table:formula="of:=IF(OR(ISBLANK([.A11]);ISBLANK([.B11]));&quot;&quot;; IFERROR( FIND([.A11];[.B11]);0))" office:value-type="boolean" office:boolean-value="9" calcext:value-type="boolean">
            <text:p>VRAI</text:p>
          </table:table-cell>
        </table:table-row>
        <table:table-row table:style-name="ro2">
          <table:table-cell table:style-name="ce4" office:value-type="string" calcext:value-type="string">
            <text:p>Vincent </text:p>
          </table:table-cell>
          <table:table-cell table:style-name="ce4" office:value-type="string" calcext:value-type="string">
            <text:p>Alexis monte une étagère </text:p>
          </table:table-cell>
          <table:table-cell table:style-name="ce9" table:formula="of:=IF(OR(ISBLANK([.A12]);ISBLANK([.B12]));&quot;&quot;; IFERROR( FIND([.A12];[.B12]);0))" office:value-type="boolean" office:boolean-value="false" calcext:value-type="boolean">
            <text:p>FAUX</text:p>
          </table:table-cell>
        </table:table-row>
        <table:table-row table:style-name="ro2">
          <table:table-cell table:style-name="ce5" office:value-type="string" calcext:value-type="string">
            <text:p>ma </text:p>
          </table:table-cell>
          <table:table-cell table:style-name="ce5" office:value-type="string" calcext:value-type="string">
            <text:p>Qui s'appelle Thomas? </text:p>
          </table:table-cell>
          <table:table-cell table:style-name="ce8" table:formula="of:=IF(OR(ISBLANK([.A13]);ISBLANK([.B13]));&quot;&quot;; IFERROR( FIND([.A13];[.B13]);0))" office:value-type="boolean" office:boolean-value="false" calcext:value-type="boolean">
            <text:p>FAUX</text:p>
          </table:table-cell>
        </table:table-row>
        <table:table-row table:style-name="ro2">
          <table:table-cell table:style-name="ce6" table:number-columns-repeated="2"/>
          <table:table-cell table:style-name="ce9" table:formula="of:=IF(OR(ISBLANK([.A14]);ISBLANK([.B14]));&quot;&quot;; IFERROR( FIND([.A14];[.B14]);0))">
            <text:p/>
          </table:table-cell>
        </table:table-row>
        <table:table-row table:style-name="ro2">
          <table:table-cell table:style-name="ce3" table:number-columns-repeated="2"/>
          <table:table-cell table:style-name="ce8" table:formula="of:=IF(OR(ISBLANK([.A15]);ISBLANK([.B15]));&quot;&quot;; IFERROR( FIND([.A15];[.B15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16]);ISBLANK([.B16]));&quot;&quot;; IFERROR( FIND([.A16];[.B16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17]);ISBLANK([.B17]));&quot;&quot;; IFERROR( FIND([.A17];[.B17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18]);ISBLANK([.B18]));&quot;&quot;; IFERROR( FIND([.A18];[.B18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19]);ISBLANK([.B19]));&quot;&quot;; IFERROR( FIND([.A19];[.B19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20]);ISBLANK([.B20]));&quot;&quot;; IFERROR( FIND([.A20];[.B20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21]);ISBLANK([.B21]));&quot;&quot;; IFERROR( FIND([.A21];[.B21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22]);ISBLANK([.B22]));&quot;&quot;; IFERROR( FIND([.A22];[.B22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23]);ISBLANK([.B23]));&quot;&quot;; IFERROR( FIND([.A23];[.B23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24]);ISBLANK([.B24]));&quot;&quot;; IFERROR( FIND([.A24];[.B24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25]);ISBLANK([.B25]));&quot;&quot;; IFERROR( FIND([.A25];[.B25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26]);ISBLANK([.B26]));&quot;&quot;; IFERROR( FIND([.A26];[.B26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27]);ISBLANK([.B27]));&quot;&quot;; IFERROR( FIND([.A27];[.B27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28]);ISBLANK([.B28]));&quot;&quot;; IFERROR( FIND([.A28];[.B28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29]);ISBLANK([.B29]));&quot;&quot;; IFERROR( FIND([.A29];[.B29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30]);ISBLANK([.B30]));&quot;&quot;; IFERROR( FIND([.A30];[.B30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31]);ISBLANK([.B31]));&quot;&quot;; IFERROR( FIND([.A31];[.B31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32]);ISBLANK([.B32]));&quot;&quot;; IFERROR( FIND([.A32];[.B32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33]);ISBLANK([.B33]));&quot;&quot;; IFERROR( FIND([.A33];[.B33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34]);ISBLANK([.B34]));&quot;&quot;; IFERROR( FIND([.A34];[.B34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35]);ISBLANK([.B35]));&quot;&quot;; IFERROR( FIND([.A35];[.B35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36]);ISBLANK([.B36]));&quot;&quot;; IFERROR( FIND([.A36];[.B36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37]);ISBLANK([.B37]));&quot;&quot;; IFERROR( FIND([.A37];[.B37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38]);ISBLANK([.B38]));&quot;&quot;; IFERROR( FIND([.A38];[.B38]);0))">
            <text:p/>
          </table:table-cell>
        </table:table-row>
        <table:table-row table:style-name="ro1">
          <table:table-cell table:style-name="ce3" table:number-columns-repeated="2"/>
          <table:table-cell table:style-name="ce8" table:formula="of:=IF(OR(ISBLANK([.A39]);ISBLANK([.B39]));&quot;&quot;; IFERROR( FIND([.A39];[.B39]);0))">
            <text:p/>
          </table:table-cell>
        </table:table-row>
        <table:table-row table:style-name="ro1">
          <table:table-cell table:style-name="ce6" table:number-columns-repeated="2"/>
          <table:table-cell table:style-name="ce9" table:formula="of:=IF(OR(ISBLANK([.A40]);ISBLANK([.B40]));&quot;&quot;; IFERROR( FIND([.A40];[.B40]);0))">
            <text:p/>
          </table:table-cell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17:34:31.023000000</meta:creation-date>
    <dc:date>2021-03-03T17:56:08.616000000</dc:date>
    <meta:editing-duration>PT11M21S</meta:editing-duration>
    <meta:editing-cycles>8</meta:editing-cycles>
    <meta:generator>LibreOffice/6.3.4.2$Windows_X86_64 LibreOffice_project/60da17e045e08f1793c57c00ba83cdfce946d0aa</meta:generator>
    <meta:document-statistic meta:table-count="1" meta:cell-count="50" meta:object-count="0"/>
  </office:meta>
</office:document-meta>
</file>